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#ffffff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ff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79%" style:writing-mode="lr-tb"/>
    </style:style>
    <style:style style:name="P6" style:family="paragraph" style:parent-style-name="Text_20_body" style:list-style-name="L1">
      <style:paragraph-properties fo:margin-top="0cm" fo:margin-bottom="0cm" fo:line-height="179%" fo:background-color="transparent" style:writing-mode="lr-tb">
        <style:background-image/>
      </style:paragraph-properties>
    </style:style>
    <style:style style:name="P7" style:family="paragraph" style:parent-style-name="Text_20_body" style:list-style-name="L1">
      <style:paragraph-properties fo:margin-top="0cm" fo:margin-bottom="0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fo:line-height="179%" fo:text-indent="1.27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fo:line-height="179%" fo:text-indent="1.27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fo:line-height="179%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1" fo:font-size="9pt" fo:font-style="normal" fo:font-weight="normal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f321f96-7fff-f24b-2918-1ff8b6c257fc"/>Требования по верстке</text:p>
      <text:p text:style-name="Text_20_body"/>
      <text:p text:style-name="P4">При сдаче верстки на проверку должно быть все готово: деск, моб версия макетов + ссылка на эту верстку </text:p>
      <text:p text:style-name="Text_20_body"/>
      <text:list xml:id="list18603134996455368" text:style-name="L1">
        <text:list-item>
          <text:p text:style-name="P6"><text:span text:style-name="T2">Макет, все его детали, отступы, шрифты и стили шрифтов должны быть 1 к 1 соблюдены в верстке. Если с этим возникают проблемы - используем </text:span><text:a xlink:type="simple" xlink:href="https://chrome.google.com/webstore/detail/perfectpixel-by-welldonec/dkaagdgjmgdmbnecmcefdhjekcoceebi?hl=ru" text:style-name="Internet_20_link" text:visited-style-name="Visited_20_Internet_20_Link"><text:span text:style-name="T4">Pixel perfect</text:span></text:a></text:p>
        </text:list-item>
        <text:list-item>
          <text:p text:style-name="P6"><text:span text:style-name="T2">Использовать БЭМ )(</text:span><text:a xlink:type="simple" xlink:href="https://ru.bem.info/methodology/naming-convention/" text:style-name="Internet_20_link" text:visited-style-name="Visited_20_Internet_20_Link"><text:span text:style-name="T4">https://ru.bem.info/methodology/naming-convention/</text:span></text:a></text:p>
        </text:list-item>
        <text:list-item>
          <text:p text:style-name="P7">По умолчанию основное разрешение - 1920px.</text:p>
        </text:list-item>
        <text:list-item>
          <text:p text:style-name="P7">Адаптивные версии под разрешения менее 1920px должны максимально сохранять пропорции в процентном соотношении как показано в макете. Обязательная проверка на MAC OS</text:p>
        </text:list-item>
        <text:list-item>
          <text:p text:style-name="P7">Тексты не должны дублироваться в коде, верстаем адаптивно. По возможности то же самое касается остальных элементов.</text:p>
        </text:list-item>
        <text:list-item>
          <text:p text:style-name="P7">Мобильная версия должна подключаться при разрешении менее 767px.</text:p>
        </text:list-item>
        <text:list-item>
          <text:p text:style-name="P7">Скрипты должны работать во всех браузерах (Chrome,Mozilla,Safari,Microsoft Edge)</text:p>
        </text:list-item>
        <text:list-item>
          <text:p text:style-name="P7">Заголовки h1–h6 не должны использоваться как элементы дизайна или вёрстки и использоваться в текстовой части страницы. У заголовков должны быть прописаны стили в файле стилей (CSS)</text:p>
        </text:list-item>
        <text:list-item>
          <text:p text:style-name="P7">Картинки должны содержать атрибут alt=””.</text:p>
        </text:list-item>
        <text:list-item>
          <text:p text:style-name="P7">Уместное использование айдишников (только для скриптов и якорей)</text:p>
        </text:list-item>
        <text:list-item>
          <text:p text:style-name="P7">По возможности избегать position:absolute</text:p>
        </text:list-item>
        <text:list-item>
          <text:p text:style-name="P7">Блоки по возможности делать так чтобы их можно было спокойно вытащить из родительского блока (не было жесткой привязки к родителю)</text:p>
        </text:list-item>
        <text:list-item>
          <text:p text:style-name="P7">Картинки которые будут подгружаться из базы данных сайта - не должны быть прописаны в файле css. Сохранять картинки в максимальном качестве. Все картинки выводить с помощью тега img.</text:p>
        </text:list-item>
        <text:list-item>
          <text:p text:style-name="P6"><text:span text:style-name="T2">Формы для заявок должны быть сверстаны предельно просто, как образец - </text:span><text:a xlink:type="simple" xlink:href="http://sezonmacaron.ru/kontakty/" text:style-name="Internet_20_link" text:visited-style-name="Visited_20_Internet_20_Link"><text:span text:style-name="T4">Контакты | Сезон MACARONS</text:span></text:a><text:span text:style-name="T2">.</text:span></text:p>
        </text:list-item>
        <text:list-item>
          <text:p text:style-name="P7">Повторяющиеся блоки (например - каталог товаров, список новостей итп.) не должны отличаться между собой в коде.</text:p>
        </text:list-item>
        <text:list-item>
          <text:p text:style-name="P7">Тег &lt;br&gt; не используем вообще.</text:p>
        </text:list-item>
        <text:list-item>
          <text:p text:style-name="P7"><text:soft-page-break/>Нельзя теги выделения (strong, u, i) делать вложенными. Например, &lt;strong&gt;&lt;i&gt;текст&lt;/i&gt;&lt;/strong&gt;.</text:p>
        </text:list-item>
        <text:list-item>
          <text:p text:style-name="P7">Используйте только один из тегов выделения. (примечание: тег &lt;b&gt; устарел, используем только &lt;strong&gt;).</text:p>
        </text:list-item>
        <text:list-item>
          <text:p text:style-name="P7">Если согласно дизайну названия должны быть капслоком - только через css.</text:p>
        </text:list-item>
        <text:list-item>
          <text:p text:style-name="P7">Оборачивать кнопки (кроме форм) в ссылки и логотип сайта тоже</text:p>
        </text:list-item>
        <text:list-item>
          <text:p text:style-name="P7">Для карт использовать яндекс карты</text:p>
        </text:list-item>
        <text:list-item>
          <text:p text:style-name="P7">Слайдер swiper </text:p>
        </text:list-item>
        <text:list-item>
          <text:p text:style-name="P7">Если можно обойтись без прописывания стилей, лучше обойтись. Например:</text:p>
        </text:list-item>
      </text:list>
      <text:p text:style-name="P9">Если можно, то так не делать</text:p>
      <text:p text:style-name="P10">&lt;div class=«wrap»&gt;</text:p>
      <text:p text:style-name="P5"><text:span text:style-name="T3">   </text:span><text:span text:style-name="T2">&lt;div class=«wrap-item»&gt;&lt;/div&gt;</text:span></text:p>
      <text:p text:style-name="P5"><text:span text:style-name="T3">   </text:span><text:span text:style-name="T2">&lt;div class=«wrap-item»&gt;&lt;/div&gt;</text:span></text:p>
      <text:p text:style-name="P10">&lt;/div&gt;</text:p>
      <text:p text:style-name="Text_20_body"/>
      <text:p text:style-name="P9">Лучше вот так</text:p>
      <text:p text:style-name="P10">&lt;div class=«wrap»&gt;</text:p>
      <text:p text:style-name="P5"><text:span text:style-name="T3">   </text:span><text:span text:style-name="T2">&lt;div&gt;&lt;/div&gt;</text:span></text:p>
      <text:p text:style-name="P5"><text:span text:style-name="T3">   </text:span><text:span text:style-name="T2">&lt;div&gt;&lt;/div&gt;</text:span></text:p>
      <text:p text:style-name="P10">&lt;/div&gt;</text:p>
      <text:list xml:id="list1375702111460059670" text:style-name="L2">
        <text:list-item>
          <text:p text:style-name="P8">Пример верстки для хлебных крошек: </text:p>
        </text:list-item>
      </text:list>
      <text:p text:style-name="P11">Можно менять классы на свое усмотрение.</text:p>
      <text:p text:style-name="P2">&lt;ul class="breadcrumbs__list" itemscope itemtype="http://schema.org/BreadcrumbList"&gt;</text:p>
      <text:p text:style-name="P3">   <text:span text:style-name="T1">&lt;li class="breadcrumbs__item" itemprop="itemListElement" itemscope itemtype="http://schema.org/ListItem"&gt;</text:span></text:p>
      <text:p text:style-name="P3">       <text:span text:style-name="T1">&lt;a itemprop="item" href="#" class="breadcrumbs__link" &gt;</text:span></text:p>
      <text:p text:style-name="P3">           <text:span text:style-name="T1">&lt;span itemprop="name"&gt;Главная&lt;/span&gt;</text:span></text:p>
      <text:p text:style-name="P3">       <text:span text:style-name="T1">&lt;/a&gt;</text:span></text:p>
      <text:p text:style-name="P3">       <text:span text:style-name="T1">&lt;meta itemprop="position" content="1" /&gt;</text:span></text:p>
      <text:p text:style-name="P3">   <text:span text:style-name="T1">&lt;/li&gt;</text:span></text:p>
      <text:p text:style-name="P3">   <text:span text:style-name="T1">&lt;li class="breadcrumbs__item" itemprop="itemListElement" itemscope itemtype="http://schema.org/ListItem"&gt;</text:span></text:p>
      <text:p text:style-name="P3">       <text:span text:style-name="T1">&lt;a itemprop="item" href="#" class="breadcrumbs__link"&gt;</text:span></text:p>
      <text:p text:style-name="P3">           <text:span text:style-name="T1">&lt;span itemprop="name"&gt;Название раздела&lt;/span&gt;</text:span></text:p>
      <text:p text:style-name="P3">       <text:span text:style-name="T1">&lt;/a&gt;</text:span></text:p>
      <text:p text:style-name="P3">       <text:span text:style-name="T1">&lt;meta itemprop="position" content="2" /&gt;</text:span></text:p>
      <text:p text:style-name="P3">   <text:span text:style-name="T1">&lt;/li&gt; </text:span></text:p>
      <text:p text:style-name="P3">   <text:span text:style-name="T1">&lt;li class="breadcrumbs__item" itemprop="itemListElement" itemscope itemtype="http://schema.org/ListItem"&gt;</text:span></text:p>
      <text:p text:style-name="P3"><text:soft-page-break/>       <text:span text:style-name="T1">&lt;a itemprop="item" href="#" class="breadcrumbs-item breadcrumbs-item-current"&gt;</text:span></text:p>
      <text:p text:style-name="P3">           <text:span text:style-name="T1">&lt;span itemprop="name"&gt;</text:span></text:p>
      <text:p text:style-name="P3">              <text:span text:style-name="T1">Название статьи</text:span></text:p>
      <text:p text:style-name="P3">           <text:span text:style-name="T1">&lt;/span&gt;</text:span></text:p>
      <text:p text:style-name="P3">       <text:span text:style-name="T1">&lt;/a&gt;</text:span></text:p>
      <text:p text:style-name="P3">       <text:span text:style-name="T1">&lt;meta itemprop="position" content="3" /&gt;</text:span></text:p>
      <text:p text:style-name="P3">   <text:span text:style-name="T1">&lt;/li&gt;</text:span></text:p>
      <text:p text:style-name="P2">&lt;/ul&gt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0T23:10:11.53</meta:creation-date>
    <meta:document-statistic meta:table-count="0" meta:image-count="0" meta:object-count="0" meta:page-count="3" meta:paragraph-count="60" meta:word-count="415" meta:character-count="3457"/>
    <dc:date>2020-07-20T23:11:01.52</dc:date>
    <meta:editing-duration>PT51S</meta:editing-duration>
    <meta:editing-cycles>1</meta:editing-cycles>
    <meta:generator>OpenOffice/4.1.7$Win32 OpenOffice.org_project/417m1$Build-9800</meta:generator>
  </office:meta>
</office:document-meta>
</file>